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60e" officeooo:paragraph-rsid="0006f60e"/>
    </style:style>
    <style:style style:name="P2" style:family="paragraph" style:parent-style-name="Standard">
      <style:text-properties officeooo:rsid="0006f60e" officeooo:paragraph-rsid="0006f60e"/>
    </style:style>
    <style:style style:name="P3" style:family="paragraph" style:parent-style-name="Standard">
      <style:text-properties officeooo:rsid="000867a7" officeooo:paragraph-rsid="000867a7"/>
    </style:style>
    <style:style style:name="P4" style:family="paragraph" style:parent-style-name="Standard">
      <style:text-properties fo:font-size="16pt" fo:font-weight="bold" officeooo:rsid="000867a7" officeooo:paragraph-rsid="000867a7" style:font-size-asian="16pt" style:font-weight-asian="bold" style:font-size-complex="16pt" style:font-weight-complex="bold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officeooo:rsid="000867a7" style:text-overline-style="solid" style:text-overline-width="auto" style:text-overline-color="font-color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officeooo:rsid="000867a7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(#DNI, nombre, apellido2, direccion, fecha_nac</text:p>
      <text:p text:style-name="P1"/>
      <text:p text:style-name="P1">Producto (#codigo, nombre, pvp, <text:span text:style-name="T2">NIF_proveedor)</text:span></text:p>
      <text:p text:style-name="P1"/>
      <text:p text:style-name="P1">Proveedor (#NIF, nombre, direccion</text:p>
      <text:p text:style-name="P1"/>
      <text:p text:style-name="P1">Cliente_Producto (<text:span text:style-name="T1">#DNI</text:span><text:span text:style-name="T2">_cliente</text:span><text:span text:style-name="T1">,</text:span><text:span text:style-name="T3"> </text:span><text:span text:style-name="T1">#codigo</text:span><text:span text:style-name="T2">_producto)</text:span></text:p>
      <text:p text:style-name="P1"><text:span text:style-name="T4"/></text:p>
      <text:p text:style-name="P4"><text:span text:style-name="T3">Claves foráneas</text:span></text:p>
      <text:p text:style-name="P3"><text:span text:style-name="T3"/></text:p>
      <text:p text:style-name="P3"><text:span text:style-name="T3">Cliente_Producto (</text:span><text:span text:style-name="T1">#DNI_cliente)</text:span><text:span text:style-name="T3"> → Cliente (#DNI)</text:span></text:p>
      <text:p text:style-name="P3"><text:span text:style-name="T3"/></text:p>
      <text:p text:style-name="P3"><text:span text:style-name="T3">Cliente_Producto (</text:span><text:span text:style-name="T1">#codigo_producto)</text:span><text:span text:style-name="T3"> → Producto (#codigo)</text:span></text:p>
      <text:p text:style-name="P3"><text:span text:style-name="T3"/></text:p>
      <text:p text:style-name="P3"><text:span text:style-name="T3">Producto (</text:span><text:span text:style-name="T1">NIF_proveedor)</text:span><text:span text:style-name="T3"> → Proveedor (#NIF)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8:44:18.347000000</meta:creation-date>
    <dc:date>2025-11-07T18:59:09.695000000</dc:date>
    <meta:editing-duration>PT14M40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8" meta:word-count="35" meta:character-count="345" meta:non-whitespace-character-count="318"/>
  </office:meta>
</office:document-meta>
</file>